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ce2"/>
        <table:table-column table:style-name="co3" table:default-cell-style-name="ce2"/>
        <table:table-column table:style-name="co1" table:number-columns-repeated="1008" table:default-cell-style-name="Default"/>
        <table:table-row table:style-name="ro1">
          <table:table-cell table:number-columns-repeated="15"/>
          <table:table-cell office:value-type="string">
            <text:p>TOTALS</text:p>
          </table:table-cell>
          <table:table-cell table:number-columns-repeated="1008"/>
        </table:table-row>
        <table:table-row table:style-name="ro1">
          <table:table-cell table:style-name="ce1" office:value-type="float" office:value="234722">
            <text:p>234,722</text:p>
          </table:table-cell>
          <table:table-cell table:style-name="ce1" office:value-type="float" office:value="46981">
            <text:p>46,981</text:p>
          </table:table-cell>
          <table:table-cell table:style-name="ce1" office:value-type="float" office:value="74342">
            <text:p>74,342</text:p>
          </table:table-cell>
          <table:table-cell table:style-name="ce1" office:value-type="float" office:value="68867">
            <text:p>68,867</text:p>
          </table:table-cell>
          <table:table-cell table:style-name="ce1" office:value-type="float" office:value="275159">
            <text:p>275,159</text:p>
          </table:table-cell>
          <table:table-cell table:style-name="ce1" office:value-type="float" office:value="476479">
            <text:p>476,479</text:p>
          </table:table-cell>
          <table:table-cell table:style-name="ce1" office:value-type="float" office:value="148876">
            <text:p>148,876</text:p>
          </table:table-cell>
          <table:table-cell table:style-name="ce1" office:value-type="float" office:value="183338">
            <text:p>183,338</text:p>
          </table:table-cell>
          <table:table-cell table:style-name="ce1" office:value-type="float" office:value="342705">
            <text:p>342,705</text:p>
          </table:table-cell>
          <table:table-cell table:style-name="ce1" office:value-type="float" office:value="352759">
            <text:p>352,759</text:p>
          </table:table-cell>
          <table:table-cell table:style-name="ce1" office:value-type="float" office:value="438748">
            <text:p>438,748</text:p>
          </table:table-cell>
          <table:table-cell table:style-name="ce1" office:value-type="float" office:value="70868">
            <text:p>70,868</text:p>
          </table:table-cell>
          <table:table-cell table:style-name="ce1" office:value-type="float" office:value="206445">
            <text:p>206,445</text:p>
          </table:table-cell>
          <table:table-cell table:style-name="ce1" office:value-type="float" office:value="79806">
            <text:p>79,806</text:p>
          </table:table-cell>
          <table:table-cell table:style-name="ce1" office:value-type="float" office:value="630969">
            <text:p>630,969</text:p>
          </table:table-cell>
          <table:table-cell table:style-name="ce1" table:formula="of:=SUM ([.A2:.O2])" office:value-type="float" office:value="3631064">
            <text:p>3,631,064</text:p>
          </table:table-cell>
          <table:table-cell table:style-name="ce1" office:value-type="float" office:value="97">
            <text:p>97</text:p>
          </table:table-cell>
          <table:table-cell table:style-name="ce3" table:formula="of:=[.P2]/[.Q2]" office:value-type="float" office:value="37433.6494845361">
            <text:p>37,433.65</text:p>
          </table:table-cell>
          <table:table-cell table:style-name="ce1" table:number-columns-repeated="1006"/>
        </table:table-row>
        <table:table-row table:style-name="ro1">
          <table:table-cell table:style-name="ce2" table:formula="of:=[.A2]/[.$Q$3]" office:value-type="float" office:value="6.70634285714286">
            <text:p>6.7063428571</text:p>
          </table:table-cell>
          <table:table-cell table:formula="of:=[.B2]/[.$Q$3]" office:value-type="float" office:value="1.34231428571429">
            <text:p>1.3423142857</text:p>
          </table:table-cell>
          <table:table-cell table:formula="of:=[.C2]/[.$Q$3]" office:value-type="float" office:value="2.12405714285714">
            <text:p>2.1240571429</text:p>
          </table:table-cell>
          <table:table-cell table:formula="of:=[.D2]/[.$Q$3]" office:value-type="float" office:value="1.96762857142857">
            <text:p>1.9676285714</text:p>
          </table:table-cell>
          <table:table-cell table:formula="of:=[.E2]/[.$Q$3]" office:value-type="float" office:value="7.86168571428571">
            <text:p>7.8616857143</text:p>
          </table:table-cell>
          <table:table-cell table:formula="of:=[.F2]/[.$Q$3]" office:value-type="float" office:value="13.6136857142857">
            <text:p>13.6136857143</text:p>
          </table:table-cell>
          <table:table-cell table:formula="of:=[.G2]/[.$Q$3]" office:value-type="float" office:value="4.2536">
            <text:p>4.2536</text:p>
          </table:table-cell>
          <table:table-cell table:formula="of:=[.H2]/[.$Q$3]" office:value-type="float" office:value="5.23822857142857">
            <text:p>5.2382285714</text:p>
          </table:table-cell>
          <table:table-cell table:formula="of:=[.I2]/[.$Q$3]" office:value-type="float" office:value="9.79157142857143">
            <text:p>9.7915714286</text:p>
          </table:table-cell>
          <table:table-cell table:formula="of:=[.J2]/[.$Q$3]" office:value-type="float" office:value="10.0788285714286">
            <text:p>10.0788285714</text:p>
          </table:table-cell>
          <table:table-cell table:formula="of:=[.K2]/[.$Q$3]" office:value-type="float" office:value="12.5356571428571">
            <text:p>12.5356571429</text:p>
          </table:table-cell>
          <table:table-cell table:formula="of:=[.L2]/[.$Q$3]" office:value-type="float" office:value="2.0248">
            <text:p>2.0248</text:p>
          </table:table-cell>
          <table:table-cell table:formula="of:=[.M2]/[.$Q$3]" office:value-type="float" office:value="5.89842857142857">
            <text:p>5.8984285714</text:p>
          </table:table-cell>
          <table:table-cell table:formula="of:=[.N2]/[.$Q$3]" office:value-type="float" office:value="2.28017142857143">
            <text:p>2.2801714286</text:p>
          </table:table-cell>
          <table:table-cell table:formula="of:=[.O2]/[.$Q$3]" office:value-type="float" office:value="18.0276857142857">
            <text:p>18.0276857143</text:p>
          </table:table-cell>
          <table:table-cell table:style-name="ce3" table:formula="of:=SUM([.A3:.O3])" office:value-type="float" office:value="103.744685714286">
            <text:p>103.74</text:p>
          </table:table-cell>
          <table:table-cell table:style-name="ce1" office:value-type="float" office:value="35000">
            <text:p>35,000</text:p>
          </table:table-cell>
          <table:table-cell table:number-columns-repeated="1007"/>
        </table:table-row>
        <table:table-row table:style-name="ro1">
          <table:table-cell table:style-name="ce1" table:formula="of:=ROUNDDOWN([.A3])" office:value-type="float" office:value="6">
            <text:p>6</text:p>
          </table:table-cell>
          <table:table-cell table:style-name="ce1" table:formula="of:=ROUNDDOWN([.B3])" office:value-type="float" office:value="1">
            <text:p>1</text:p>
          </table:table-cell>
          <table:table-cell table:style-name="ce1" table:formula="of:=ROUNDDOWN([.C3])" office:value-type="float" office:value="2">
            <text:p>2</text:p>
          </table:table-cell>
          <table:table-cell table:style-name="ce1" table:formula="of:=ROUNDDOWN([.D3])" office:value-type="float" office:value="1">
            <text:p>1</text:p>
          </table:table-cell>
          <table:table-cell table:style-name="ce1" table:formula="of:=ROUNDDOWN([.E3])" office:value-type="float" office:value="7">
            <text:p>7</text:p>
          </table:table-cell>
          <table:table-cell table:style-name="ce1" table:formula="of:=ROUNDDOWN([.F3])" office:value-type="float" office:value="13">
            <text:p>13</text:p>
          </table:table-cell>
          <table:table-cell table:style-name="ce1" table:formula="of:=ROUNDDOWN([.G3])" office:value-type="float" office:value="4">
            <text:p>4</text:p>
          </table:table-cell>
          <table:table-cell table:style-name="ce1" table:formula="of:=ROUNDDOWN([.H3])" office:value-type="float" office:value="5">
            <text:p>5</text:p>
          </table:table-cell>
          <table:table-cell table:style-name="ce1" table:formula="of:=ROUNDDOWN([.I3])" office:value-type="float" office:value="9">
            <text:p>9</text:p>
          </table:table-cell>
          <table:table-cell table:style-name="ce1" table:formula="of:=ROUNDDOWN([.J3])" office:value-type="float" office:value="10">
            <text:p>10</text:p>
          </table:table-cell>
          <table:table-cell table:style-name="ce1" table:formula="of:=ROUNDDOWN([.K3])" office:value-type="float" office:value="12">
            <text:p>12</text:p>
          </table:table-cell>
          <table:table-cell table:style-name="ce1" table:formula="of:=ROUNDDOWN([.L3])" office:value-type="float" office:value="2">
            <text:p>2</text:p>
          </table:table-cell>
          <table:table-cell table:style-name="ce1" table:formula="of:=ROUNDDOWN([.M3])" office:value-type="float" office:value="5">
            <text:p>5</text:p>
          </table:table-cell>
          <table:table-cell table:style-name="ce1" table:formula="of:=ROUNDDOWN([.N3])" office:value-type="float" office:value="2">
            <text:p>2</text:p>
          </table:table-cell>
          <table:table-cell table:style-name="ce1" table:formula="of:=ROUNDDOWN([.O3])" office:value-type="float" office:value="18">
            <text:p>18</text:p>
          </table:table-cell>
          <table:table-cell table:formula="of:=SUM([.A4:.O4])" office:value-type="float" office:value="97">
            <text:p>97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6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8T15:52:01.12</meta:creation-date>
    <dc:date>2020-06-28T16:25:24.87</dc:date>
    <dc:creator>Hyzenthlay Warren</dc:creator>
    <meta:editing-duration>PT3M13S</meta:editing-duration>
    <meta:editing-cycles>1</meta:editing-cycles>
    <meta:document-statistic meta:table-count="3" meta:cell-count="52" meta:object-count="0"/>
    <meta:generator>OpenOffice/4.1.6$Win32 OpenOffice.org_project/416m1$Build-9790</meta:generator>
  </office:meta>
</office:document-meta>
</file>